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83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Gewinnrechnung" table:style-name="ta1" table:print="false">
        <table:shapes>
          <draw:frame draw:z-index="0" draw:style-name="gr1" svg:width="20.045cm" svg:height="8.995cm" svg:x="0.139cm" svg:y="15.848cm">
            <draw:object draw:notify-on-update-of-ranges="Gewinnrechnung.A1:Gewinnrechnung.A1 Gewinnrechnung.A2:Gewinnrechnung.A13 Gewinnrechnung.F1:Gewinnrechnung.F1 Gewinnrechnung.F2:Gewinnrechnung.F13 Gewinnrechnung.G1:Gewinnrechnung.G1 Gewinnrechnung.G2:Gewinnrechnung.G13 Gewinnrechnung.H1:Gewinnrechnung.H1 Gewinnrechnung.H2:Gewinnrechnung.H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20.229cm" svg:height="8.996cm" svg:x="0.139cm" svg:y="6.482cm">
            <draw:object draw:notify-on-update-of-ranges="Gewinnrechnung.A1:Gewinnrechnung.A1 Gewinnrechnung.A2:Gewinnrechnung.A13 Gewinnrechnung.B1:Gewinnrechnung.B1 Gewinnrechnung.B2:Gewinnrechnung.B13 Gewinnrechnung.C1:Gewinnrechnung.C1 Gewinnrechnung.C2:Gewinnrechnung.C13 Gewinnrechnung.D1:Gewinnrechnung.D1 Gewinnrechnung.D2:Gewinnrechnung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Default" office:value-type="string">
            <text:p>Umsatz</text:p>
          </table:table-cell>
          <table:table-cell table:style-name="Default" office:value-type="string">
            <text:p>Kosten</text:p>
          </table:table-cell>
          <table:table-cell table:style-name="Default" office:value-type="string">
            <text:p>Gewinn</text:p>
          </table:table-cell>
          <table:table-cell/>
          <table:table-cell office:value-type="string">
            <text:p>Umsatz kum.</text:p>
          </table:table-cell>
          <table:table-cell office:value-type="string">
            <text:p>Kosten kum.</text:p>
          </table:table-cell>
          <table:table-cell office:value-type="string">
            <text:p>Gewinn kum.</text:p>
          </table:table-cell>
        </table:table-row>
        <table:table-row table:style-name="ro1">
          <table:table-cell office:value-type="string">
            <text:p>Q1 2012</text:p>
          </table:table-cell>
          <table:table-cell table:formula="of:=[Umsatzrechnung.B$22]" office:value-type="currency" office:currency="EUR" office:value="10000">
            <text:p>10.000,00 €</text:p>
          </table:table-cell>
          <table:table-cell table:formula="of:=[Kostenrechnung.B22]" office:value-type="currency" office:currency="EUR" office:value="55850">
            <text:p>55.850,00 €</text:p>
          </table:table-cell>
          <table:table-cell table:formula="of:=[.B2]-[.C2]" office:value-type="currency" office:currency="EUR" office:value="-45850">
            <text:p>-45.850,00 €</text:p>
          </table:table-cell>
          <table:table-cell/>
          <table:table-cell table:formula="of:=[.B2]" office:value-type="currency" office:currency="EUR" office:value="10000">
            <text:p>10.000,00 €</text:p>
          </table:table-cell>
          <table:table-cell table:formula="of:=[.C2]" office:value-type="currency" office:currency="EUR" office:value="55850">
            <text:p>55.850,00 €</text:p>
          </table:table-cell>
          <table:table-cell table:formula="of:=[.F2]-[.G2]" office:value-type="currency" office:currency="EUR" office:value="-45850">
            <text:p>-45.850,00 €</text:p>
          </table:table-cell>
        </table:table-row>
        <table:table-row table:style-name="ro1">
          <table:table-cell office:value-type="string">
            <text:p>Q2 2012</text:p>
          </table:table-cell>
          <table:table-cell table:formula="of:=[Umsatzrechnung.C$22]" office:value-type="currency" office:currency="EUR" office:value="15000">
            <text:p>15.000,00 €</text:p>
          </table:table-cell>
          <table:table-cell table:formula="of:=[Kostenrechnung.C22]" office:value-type="currency" office:currency="EUR" office:value="52532.5">
            <text:p>52.532,50 €</text:p>
          </table:table-cell>
          <table:table-cell table:formula="of:=[.B3]-[.C3]" office:value-type="currency" office:currency="EUR" office:value="-37532.5">
            <text:p>-37.532,50 €</text:p>
          </table:table-cell>
          <table:table-cell/>
          <table:table-cell table:formula="of:=[.F2]+[.B3]" office:value-type="currency" office:currency="EUR" office:value="25000">
            <text:p>25.000,00 €</text:p>
          </table:table-cell>
          <table:table-cell table:formula="of:=[.G2]+[.C3]" office:value-type="currency" office:currency="EUR" office:value="108382.5">
            <text:p>108.382,50 €</text:p>
          </table:table-cell>
          <table:table-cell table:formula="of:=[.F3]-[.G3]" office:value-type="currency" office:currency="EUR" office:value="-83382.5">
            <text:p>-83.382,50 €</text:p>
          </table:table-cell>
        </table:table-row>
        <table:table-row table:style-name="ro1">
          <table:table-cell office:value-type="string">
            <text:p>Q3 2012</text:p>
          </table:table-cell>
          <table:table-cell table:formula="of:=[Umsatzrechnung.D$22]" office:value-type="currency" office:currency="EUR" office:value="38000">
            <text:p>38.000,00 €</text:p>
          </table:table-cell>
          <table:table-cell table:formula="of:=[Kostenrechnung.D22]" office:value-type="currency" office:currency="EUR" office:value="49583">
            <text:p>49.583,00 €</text:p>
          </table:table-cell>
          <table:table-cell table:formula="of:=[.B4]-[.C4]" office:value-type="currency" office:currency="EUR" office:value="-11583">
            <text:p>-11.583,00 €</text:p>
          </table:table-cell>
          <table:table-cell/>
          <table:table-cell table:formula="of:=[.F3]+[.B4]" office:value-type="currency" office:currency="EUR" office:value="63000">
            <text:p>63.000,00 €</text:p>
          </table:table-cell>
          <table:table-cell table:formula="of:=[.G3]+[.C4]" office:value-type="currency" office:currency="EUR" office:value="157965.5">
            <text:p>157.965,50 €</text:p>
          </table:table-cell>
          <table:table-cell table:formula="of:=[.F4]-[.G4]" office:value-type="currency" office:currency="EUR" office:value="-94965.5">
            <text:p>-94.965,50 €</text:p>
          </table:table-cell>
        </table:table-row>
        <table:table-row table:style-name="ro1">
          <table:table-cell office:value-type="string">
            <text:p>Q4 2012</text:p>
          </table:table-cell>
          <table:table-cell table:formula="of:=[Umsatzrechnung.E$22]" office:value-type="currency" office:currency="EUR" office:value="45000">
            <text:p>45.000,00 €</text:p>
          </table:table-cell>
          <table:table-cell table:formula="of:=[Kostenrechnung.E22]" office:value-type="currency" office:currency="EUR" office:value="46320.7">
            <text:p>46.320,70 €</text:p>
          </table:table-cell>
          <table:table-cell table:formula="of:=[.B5]-[.C5]" office:value-type="currency" office:currency="EUR" office:value="-1320.7">
            <text:p>-1.320,70 €</text:p>
          </table:table-cell>
          <table:table-cell/>
          <table:table-cell table:formula="of:=[.F4]+[.B5]" office:value-type="currency" office:currency="EUR" office:value="108000">
            <text:p>108.000,00 €</text:p>
          </table:table-cell>
          <table:table-cell table:formula="of:=[.G4]+[.C5]" office:value-type="currency" office:currency="EUR" office:value="204286.2">
            <text:p>204.286,20 €</text:p>
          </table:table-cell>
          <table:table-cell table:formula="of:=[.F5]-[.G5]" office:value-type="currency" office:currency="EUR" office:value="-96286.2">
            <text:p>-96.286,20 €</text:p>
          </table:table-cell>
        </table:table-row>
        <table:table-row table:style-name="ro1">
          <table:table-cell office:value-type="string">
            <text:p>Q1 2013</text:p>
          </table:table-cell>
          <table:table-cell table:formula="of:=[Umsatzrechnung.F$22]" office:value-type="currency" office:currency="EUR" office:value="69000">
            <text:p>69.000,00 €</text:p>
          </table:table-cell>
          <table:table-cell table:formula="of:=[Kostenrechnung.F22]" office:value-type="currency" office:currency="EUR" office:value="42404.88">
            <text:p>42.404,88 €</text:p>
          </table:table-cell>
          <table:table-cell table:formula="of:=[.B6]-[.C6]" office:value-type="currency" office:currency="EUR" office:value="26595.12">
            <text:p>26.595,12 €</text:p>
          </table:table-cell>
          <table:table-cell/>
          <table:table-cell table:formula="of:=[.F5]+[.B6]" office:value-type="currency" office:currency="EUR" office:value="177000">
            <text:p>177.000,00 €</text:p>
          </table:table-cell>
          <table:table-cell table:formula="of:=[.G5]+[.C6]" office:value-type="currency" office:currency="EUR" office:value="246691.08">
            <text:p>246.691,08 €</text:p>
          </table:table-cell>
          <table:table-cell table:formula="of:=[.F6]-[.G6]" office:value-type="currency" office:currency="EUR" office:value="-69691.08">
            <text:p>-69.691,08 €</text:p>
          </table:table-cell>
        </table:table-row>
        <table:table-row table:style-name="ro1">
          <table:table-cell office:value-type="string">
            <text:p>Q2 2013</text:p>
          </table:table-cell>
          <table:table-cell table:formula="of:=[Umsatzrechnung.G$22]" office:value-type="currency" office:currency="EUR" office:value="80000">
            <text:p>80.000,00 €</text:p>
          </table:table-cell>
          <table:table-cell table:formula="of:=[Kostenrechnung.G22]" office:value-type="currency" office:currency="EUR" office:value="40234.892">
            <text:p>40.234,89 €</text:p>
          </table:table-cell>
          <table:table-cell table:formula="of:=[.B7]-[.C7]" office:value-type="currency" office:currency="EUR" office:value="39765.108">
            <text:p>39.765,11 €</text:p>
          </table:table-cell>
          <table:table-cell/>
          <table:table-cell table:formula="of:=[.F6]+[.B7]" office:value-type="currency" office:currency="EUR" office:value="257000">
            <text:p>257.000,00 €</text:p>
          </table:table-cell>
          <table:table-cell table:formula="of:=[.G6]+[.C7]" office:value-type="currency" office:currency="EUR" office:value="286925.972">
            <text:p>286.925,97 €</text:p>
          </table:table-cell>
          <table:table-cell table:formula="of:=[.F7]-[.G7]" office:value-type="currency" office:currency="EUR" office:value="-29925.972">
            <text:p>-29.925,97 €</text:p>
          </table:table-cell>
        </table:table-row>
        <table:table-row table:style-name="ro1">
          <table:table-cell office:value-type="string">
            <text:p>Q3 2013</text:p>
          </table:table-cell>
          <table:table-cell table:formula="of:=[Umsatzrechnung.H$22]" office:value-type="currency" office:currency="EUR" office:value="93000">
            <text:p>93.000,00 €</text:p>
          </table:table-cell>
          <table:table-cell table:formula="of:=[Kostenrechnung.H22]" office:value-type="currency" office:currency="EUR" office:value="39510.1528">
            <text:p>39.510,15 €</text:p>
          </table:table-cell>
          <table:table-cell table:formula="of:=[.B8]-[.C8]" office:value-type="currency" office:currency="EUR" office:value="53489.8472">
            <text:p>53.489,85 €</text:p>
          </table:table-cell>
          <table:table-cell/>
          <table:table-cell table:formula="of:=[.F7]+[.B8]" office:value-type="currency" office:currency="EUR" office:value="350000">
            <text:p>350.000,00 €</text:p>
          </table:table-cell>
          <table:table-cell table:formula="of:=[.G7]+[.C8]" office:value-type="currency" office:currency="EUR" office:value="326436.1248">
            <text:p>326.436,12 €</text:p>
          </table:table-cell>
          <table:table-cell table:formula="of:=[.F8]-[.G8]" office:value-type="currency" office:currency="EUR" office:value="23563.8752">
            <text:p>23.563,88 €</text:p>
          </table:table-cell>
        </table:table-row>
        <table:table-row table:style-name="ro1">
          <table:table-cell office:value-type="string">
            <text:p>Q4 2013</text:p>
          </table:table-cell>
          <table:table-cell table:formula="of:=[Umsatzrechnung.I$22]" office:value-type="currency" office:currency="EUR" office:value="103000">
            <text:p>103.000,00 €</text:p>
          </table:table-cell>
          <table:table-cell table:formula="of:=[Kostenrechnung.I22]" office:value-type="currency" office:currency="EUR" office:value="38730.13752">
            <text:p>38.730,14 €</text:p>
          </table:table-cell>
          <table:table-cell table:formula="of:=[.B9]-[.C9]" office:value-type="currency" office:currency="EUR" office:value="64269.86248">
            <text:p>64.269,86 €</text:p>
          </table:table-cell>
          <table:table-cell/>
          <table:table-cell table:formula="of:=[.F8]+[.B9]" office:value-type="currency" office:currency="EUR" office:value="453000">
            <text:p>453.000,00 €</text:p>
          </table:table-cell>
          <table:table-cell table:formula="of:=[.G8]+[.C9]" office:value-type="currency" office:currency="EUR" office:value="365166.26232">
            <text:p>365.166,26 €</text:p>
          </table:table-cell>
          <table:table-cell table:formula="of:=[.F9]-[.G9]" office:value-type="currency" office:currency="EUR" office:value="87833.73768">
            <text:p>87.833,74 €</text:p>
          </table:table-cell>
        </table:table-row>
        <table:table-row table:style-name="ro1">
          <table:table-cell office:value-type="string">
            <text:p>Q1 2014</text:p>
          </table:table-cell>
          <table:table-cell table:formula="of:=[Umsatzrechnung.J$22]" office:value-type="currency" office:currency="EUR" office:value="178000">
            <text:p>178.000,00 €</text:p>
          </table:table-cell>
          <table:table-cell table:formula="of:=[Kostenrechnung.J22]" office:value-type="currency" office:currency="EUR" office:value="38254.373768">
            <text:p>38.254,37 €</text:p>
          </table:table-cell>
          <table:table-cell table:formula="of:=[.B10]-[.C10]" office:value-type="currency" office:currency="EUR" office:value="139745.626232">
            <text:p>139.745,63 €</text:p>
          </table:table-cell>
          <table:table-cell/>
          <table:table-cell table:formula="of:=[.F9]+[.B10]" office:value-type="currency" office:currency="EUR" office:value="631000">
            <text:p>631.000,00 €</text:p>
          </table:table-cell>
          <table:table-cell table:formula="of:=[.G9]+[.C10]" office:value-type="currency" office:currency="EUR" office:value="403420.636088">
            <text:p>403.420,64 €</text:p>
          </table:table-cell>
          <table:table-cell table:formula="of:=[.F10]-[.G10]" office:value-type="currency" office:currency="EUR" office:value="227579.363912">
            <text:p>227.579,36 €</text:p>
          </table:table-cell>
        </table:table-row>
        <table:table-row table:style-name="ro1">
          <table:table-cell office:value-type="string">
            <text:p>Q2 2014</text:p>
          </table:table-cell>
          <table:table-cell table:formula="of:=[Umsatzrechnung.K$22]" office:value-type="currency" office:currency="EUR" office:value="183000">
            <text:p>183.000,00 €</text:p>
          </table:table-cell>
          <table:table-cell table:formula="of:=[Kostenrechnung.K22]" office:value-type="currency" office:currency="EUR" office:value="37382.4363912">
            <text:p>37.382,44 €</text:p>
          </table:table-cell>
          <table:table-cell table:formula="of:=[.B11]-[.C11]" office:value-type="currency" office:currency="EUR" office:value="145617.5636088">
            <text:p>145.617,56 €</text:p>
          </table:table-cell>
          <table:table-cell/>
          <table:table-cell table:formula="of:=[.F10]+[.B11]" office:value-type="currency" office:currency="EUR" office:value="814000">
            <text:p>814.000,00 €</text:p>
          </table:table-cell>
          <table:table-cell table:formula="of:=[.G10]+[.C11]" office:value-type="currency" office:currency="EUR" office:value="440803.0724792">
            <text:p>440.803,07 €</text:p>
          </table:table-cell>
          <table:table-cell table:formula="of:=[.F11]-[.G11]" office:value-type="currency" office:currency="EUR" office:value="373196.9275208">
            <text:p>373.196,93 €</text:p>
          </table:table-cell>
        </table:table-row>
        <table:table-row table:style-name="ro1">
          <table:table-cell office:value-type="string">
            <text:p>Q3 2014</text:p>
          </table:table-cell>
          <table:table-cell table:formula="of:=[Umsatzrechnung.L$22]" office:value-type="currency" office:currency="EUR" office:value="188000">
            <text:p>188.000,00 €</text:p>
          </table:table-cell>
          <table:table-cell table:formula="of:=[Kostenrechnung.L22]" office:value-type="currency" office:currency="EUR" office:value="36513.94275208">
            <text:p>36.513,94 €</text:p>
          </table:table-cell>
          <table:table-cell table:formula="of:=[.B12]-[.C12]" office:value-type="currency" office:currency="EUR" office:value="151486.05724792">
            <text:p>151.486,06 €</text:p>
          </table:table-cell>
          <table:table-cell/>
          <table:table-cell table:formula="of:=[.F11]+[.B12]" office:value-type="currency" office:currency="EUR" office:value="1002000">
            <text:p>1.002.000,00 €</text:p>
          </table:table-cell>
          <table:table-cell table:formula="of:=[.G11]+[.C12]" office:value-type="currency" office:currency="EUR" office:value="477317.01523128">
            <text:p>477.317,02 €</text:p>
          </table:table-cell>
          <table:table-cell table:formula="of:=[.F12]-[.G12]" office:value-type="currency" office:currency="EUR" office:value="524682.98476872">
            <text:p>524.682,98 €</text:p>
          </table:table-cell>
        </table:table-row>
        <table:table-row table:style-name="ro1">
          <table:table-cell office:value-type="string">
            <text:p>Q4 2014</text:p>
          </table:table-cell>
          <table:table-cell table:formula="of:=[Umsatzrechnung.M$22]" office:value-type="currency" office:currency="EUR" office:value="188000">
            <text:p>188.000,00 €</text:p>
          </table:table-cell>
          <table:table-cell table:formula="of:=[Kostenrechnung.M22]" office:value-type="currency" office:currency="EUR" office:value="35548.548476872">
            <text:p>35.548,55 €</text:p>
          </table:table-cell>
          <table:table-cell table:formula="of:=[.B13]-[.C13]" office:value-type="currency" office:currency="EUR" office:value="152451.451523128">
            <text:p>152.451,45 €</text:p>
          </table:table-cell>
          <table:table-cell/>
          <table:table-cell table:formula="of:=[.F12]+[.B13]" office:value-type="currency" office:currency="EUR" office:value="1190000">
            <text:p>1.190.000,00 €</text:p>
          </table:table-cell>
          <table:table-cell table:formula="of:=[.G12]+[.C13]" office:value-type="currency" office:currency="EUR" office:value="512865.563708152">
            <text:p>512.865,56 €</text:p>
          </table:table-cell>
          <table:table-cell table:formula="of:=[.F13]-[.G13]" office:value-type="currency" office:currency="EUR" office:value="677134.436291848">
            <text:p>677.134,44 €</text:p>
          </table:table-cell>
        </table:table-row>
      </table:table>
      <table:table table:name="Kostenrechnung" table:style-name="ta1" table:print="false">
        <table:table-column table:style-name="co4" table:default-cell-style-name="Default"/>
        <table:table-column table:style-name="co1" table:number-columns-repeated="12" table:default-cell-style-name="ce1"/>
        <table:table-row table:style-name="ro1">
          <table:table-cell office:value-type="string">
            <text:p>Kostenart</text:p>
          </table:table-cell>
          <table:table-cell table:style-name="Default" office:value-type="string">
            <text:p>Q1 2012</text:p>
          </table:table-cell>
          <table:table-cell table:style-name="Default" office:value-type="string">
            <text:p>Q2 2012</text:p>
          </table:table-cell>
          <table:table-cell table:style-name="Default" office:value-type="string">
            <text:p>Q3 2012</text:p>
          </table:table-cell>
          <table:table-cell table:style-name="Default" office:value-type="string">
            <text:p>Q4 2012</text:p>
          </table:table-cell>
          <table:table-cell table:style-name="Default" office:value-type="string">
            <text:p>Q1 2013</text:p>
          </table:table-cell>
          <table:table-cell table:style-name="Default" office:value-type="string">
            <text:p>Q2 2013</text:p>
          </table:table-cell>
          <table:table-cell table:style-name="Default" office:value-type="string">
            <text:p>Q3 2013</text:p>
          </table:table-cell>
          <table:table-cell table:style-name="Default" office:value-type="string">
            <text:p>Q4 2013</text:p>
          </table:table-cell>
          <table:table-cell table:style-name="Default" office:value-type="string">
            <text:p>Q1 2014</text:p>
          </table:table-cell>
          <table:table-cell table:style-name="Default" office:value-type="string">
            <text:p>Q2 2014</text:p>
          </table:table-cell>
          <table:table-cell table:style-name="Default" office:value-type="string">
            <text:p>Q3 2014</text:p>
          </table:table-cell>
          <table:table-cell table:style-name="Default" office:value-type="string">
            <text:p>Q4 2014</text:p>
          </table:table-cell>
        </table:table-row>
        <table:table-row table:style-name="ro1">
          <table:table-cell table:style-name="ce2" office:value-type="string">
            <text:p>fixe Kosten</text:p>
          </table:table-cell>
          <table:table-cell table:number-columns-repeated="12"/>
        </table:table-row>
        <table:table-row table:style-name="ro1">
          <table:table-cell office:value-type="string">
            <text:p>Mieten</text:p>
          </table:table-cell>
          <table:table-cell table:formula="of:=900*4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  <table:table-cell table:formula="of:=[.$B$3]" office:value-type="currency" office:currency="EUR" office:value="3600">
            <text:p>3.600,00 €</text:p>
          </table:table-cell>
        </table:table-row>
        <table:table-row table:style-name="ro1">
          <table:table-cell office:value-type="string">
            <text:p>Personal</text:p>
          </table:table-cell>
          <table:table-cell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  <table:table-cell table:formula="of:=[.$B$4]" office:value-type="currency" office:currency="EUR" office:value="10000">
            <text:p>10.000,00 €</text:p>
          </table:table-cell>
        </table:table-row>
        <table:table-row table:style-name="ro1">
          <table:table-cell office:value-type="string">
            <text:p>Server</text:p>
          </table:table-cell>
          <table:table-cell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  <table:table-cell table:formula="of:=[.$B$5]" office:value-type="currency" office:currency="EUR" office:value="5000">
            <text:p>5.000,00 €</text:p>
          </table:table-cell>
        </table:table-row>
        <table:table-row table:style-name="ro1">
          <table:table-cell office:value-type="string">
            <text:p>Zinsen</text:p>
          </table:table-cell>
          <table:table-cell table:formula="of:=([.$B$28]*[.$B$29])*3" office:value-type="currency" office:currency="EUR" office:value="15000">
            <text:p>15.000,00 €</text:p>
          </table:table-cell>
          <table:table-cell table:formula="of:=([.$B$28]-[.$B$7])*[.B29]*3" office:value-type="currency" office:currency="EUR" office:value="14062.5">
            <text:p>14.062,50 €</text:p>
          </table:table-cell>
          <table:table-cell table:formula="of:=([.$B$28]-SUM([.$B$7:.C7]))*[.$B$29]*3" office:value-type="currency" office:currency="EUR" office:value="13125">
            <text:p>13.125,00 €</text:p>
          </table:table-cell>
          <table:table-cell table:formula="of:=([.$B$28]-SUM([.$B$7:.D7]))*[.$B$29]*3" office:value-type="currency" office:currency="EUR" office:value="12187.5">
            <text:p>12.187,50 €</text:p>
          </table:table-cell>
          <table:table-cell table:formula="of:=([.$B$28]-SUM([.$B$7:.E7]))*[.$B$29]*3" office:value-type="currency" office:currency="EUR" office:value="11250">
            <text:p>11.250,00 €</text:p>
          </table:table-cell>
          <table:table-cell table:formula="of:=([.$B$28]-SUM([.$B$7:.F7]))*[.$B$29]*3" office:value-type="currency" office:currency="EUR" office:value="10312.5">
            <text:p>10.312,50 €</text:p>
          </table:table-cell>
          <table:table-cell table:formula="of:=([.$B$28]-SUM([.$B$7:.G7]))*[.$B$29]*3" office:value-type="currency" office:currency="EUR" office:value="9375">
            <text:p>9.375,00 €</text:p>
          </table:table-cell>
          <table:table-cell table:formula="of:=([.$B$28]-SUM([.$B$7:.H7]))*[.$B$29]*3" office:value-type="currency" office:currency="EUR" office:value="8437.5">
            <text:p>8.437,50 €</text:p>
          </table:table-cell>
          <table:table-cell table:formula="of:=([.$B$28]-SUM([.$B$7:.I7]))*[.$B$29]*3" office:value-type="currency" office:currency="EUR" office:value="7500">
            <text:p>7.500,00 €</text:p>
          </table:table-cell>
          <table:table-cell table:formula="of:=([.$B$28]-SUM([.$B$7:.J7]))*[.$B$29]*3" office:value-type="currency" office:currency="EUR" office:value="6562.5">
            <text:p>6.562,50 €</text:p>
          </table:table-cell>
          <table:table-cell table:formula="of:=([.$B$28]-SUM([.$B$7:.K7]))*[.$B$29]*3" office:value-type="currency" office:currency="EUR" office:value="5625">
            <text:p>5.625,00 €</text:p>
          </table:table-cell>
          <table:table-cell table:formula="of:=([.$B$28]-SUM([.$B$7:.L7]))*[.$B$29]*3" office:value-type="currency" office:currency="EUR" office:value="4687.5">
            <text:p>4.687,50 €</text:p>
          </table:table-cell>
        </table:table-row>
        <table:table-row table:style-name="ro1">
          <table:table-cell office:value-type="string">
            <text:p>Tilgungszahlungen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  <table:table-cell table:formula="of:=([.$B$28]/[.$B$30])*3" office:value-type="currency" office:currency="EUR" office:value="6250">
            <text:p>6.250,00 €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variabe Kosten</text:p>
          </table:table-cell>
          <table:table-cell table:number-columns-repeated="12"/>
        </table:table-row>
        <table:table-row table:style-name="ro1">
          <table:table-cell office:value-type="string">
            <text:p>Marketing</text:p>
          </table:table-cell>
          <table:table-cell office:value-type="currency" office:currency="EUR" office:value="3000">
            <text:p>3.000,00 €</text:p>
          </table:table-cell>
          <table:table-cell table:formula="of:=[.$B$10]" office:value-type="currency" office:currency="EUR" office:value="3000">
            <text:p>3.000,00 €</text:p>
          </table:table-cell>
          <table:table-cell table:formula="of:=[.$B$10]" office:value-type="currency" office:currency="EUR" office:value="3000">
            <text:p>3.000,00 €</text:p>
          </table:table-cell>
          <table:table-cell table:formula="of:=[.$B$10]" office:value-type="currency" office:currency="EUR" office:value="3000">
            <text:p>3.000,00 €</text:p>
          </table:table-cell>
          <table:table-cell office:value-type="currency" office:currency="EUR" office:value="2000">
            <text:p>2.000,00 €</text:p>
          </table:table-cell>
          <table:table-cell table:formula="of:=[.$F$10]" office:value-type="currency" office:currency="EUR" office:value="2000">
            <text:p>2.000,00 €</text:p>
          </table:table-cell>
          <table:table-cell table:formula="of:=[.$F$10]" office:value-type="currency" office:currency="EUR" office:value="2000">
            <text:p>2.000,00 €</text:p>
          </table:table-cell>
          <table:table-cell table:formula="of:=[.$F$10]" office:value-type="currency" office:currency="EUR" office:value="2000">
            <text:p>2.000,00 €</text:p>
          </table:table-cell>
          <table:table-cell office:value-type="currency" office:currency="EUR" office:value="1000">
            <text:p>1.000,00 €</text:p>
          </table:table-cell>
          <table:table-cell table:formula="of:=[.$J$10]" office:value-type="currency" office:currency="EUR" office:value="1000">
            <text:p>1.000,00 €</text:p>
          </table:table-cell>
          <table:table-cell table:formula="of:=[.$J$10]" office:value-type="currency" office:currency="EUR" office:value="1000">
            <text:p>1.000,00 €</text:p>
          </table:table-cell>
          <table:table-cell table:formula="of:=[.$J$10]" office:value-type="currency" office:currency="EUR" office:value="1000">
            <text:p>1.000,00 €</text:p>
          </table:table-cell>
        </table:table-row>
        <table:table-row table:style-name="ro1">
          <table:table-cell office:value-type="string">
            <text:p>Bürobedarf</text:p>
          </table:table-cell>
          <table:table-cell office:value-type="currency" office:currency="EUR" office:value="800">
            <text:p>800,00 €</text:p>
          </table:table-cell>
          <table:table-cell table:formula="of:=[.B11]*0.9" office:value-type="currency" office:currency="EUR" office:value="720">
            <text:p>720,00 €</text:p>
          </table:table-cell>
          <table:table-cell table:formula="of:=[.C11]*0.9" office:value-type="currency" office:currency="EUR" office:value="648">
            <text:p>648,00 €</text:p>
          </table:table-cell>
          <table:table-cell table:formula="of:=[.D11]*0.9" office:value-type="currency" office:currency="EUR" office:value="583.2">
            <text:p>583,20 €</text:p>
          </table:table-cell>
          <table:table-cell table:formula="of:=[.E11]*0.9" office:value-type="currency" office:currency="EUR" office:value="524.88">
            <text:p>524,88 €</text:p>
          </table:table-cell>
          <table:table-cell table:formula="of:=[.F11]*0.9" office:value-type="currency" office:currency="EUR" office:value="472.392">
            <text:p>472,39 €</text:p>
          </table:table-cell>
          <table:table-cell table:formula="of:=[.G11]*0.9" office:value-type="currency" office:currency="EUR" office:value="425.1528">
            <text:p>425,15 €</text:p>
          </table:table-cell>
          <table:table-cell table:formula="of:=[.H11]*0.9" office:value-type="currency" office:currency="EUR" office:value="382.63752">
            <text:p>382,64 €</text:p>
          </table:table-cell>
          <table:table-cell table:formula="of:=[.I11]*0.9" office:value-type="currency" office:currency="EUR" office:value="344.373768">
            <text:p>344,37 €</text:p>
          </table:table-cell>
          <table:table-cell table:formula="of:=[.J11]*0.9" office:value-type="currency" office:currency="EUR" office:value="309.9363912">
            <text:p>309,94 €</text:p>
          </table:table-cell>
          <table:table-cell table:formula="of:=[.K11]*0.9" office:value-type="currency" office:currency="EUR" office:value="278.94275208">
            <text:p>278,94 €</text:p>
          </table:table-cell>
          <table:table-cell table:formula="of:=[.L11]*0.9" office:value-type="currency" office:currency="EUR" office:value="251.048476872">
            <text:p>251,05 €</text:p>
          </table:table-cell>
        </table:table-row>
        <table:table-row table:style-name="ro1">
          <table:table-cell office:value-type="string">
            <text:p>Softwareentwicklung</text:p>
          </table:table-cell>
          <table:table-cell office:value-type="currency" office:currency="EUR" office:value="12000">
            <text:p>12.000,00 €</text:p>
          </table:table-cell>
          <table:table-cell table:formula="of:=[.B12]-([.$B$12]/5)" office:value-type="currency" office:currency="EUR" office:value="9600">
            <text:p>9.600,00 €</text:p>
          </table:table-cell>
          <table:table-cell table:formula="of:=[.C12]-([.$B$12]/5)" office:value-type="currency" office:currency="EUR" office:value="7200">
            <text:p>7.200,00 €</text:p>
          </table:table-cell>
          <table:table-cell table:formula="of:=[.D12]-([.$B$12]/5)" office:value-type="currency" office:currency="EUR" office:value="4800">
            <text:p>4.800,00 €</text:p>
          </table:table-cell>
          <table:table-cell table:formula="of:=[.E12]-([.$B$12]/5)" office:value-type="currency" office:currency="EUR" office:value="2400">
            <text:p>2.400,00 €</text:p>
          </table:table-cell>
          <table:table-cell table:number-columns-repeated="7" office:value-type="currency" office:currency="EUR" office:value="1000">
            <text:p>1.000,00 €</text:p>
          </table:table-cell>
        </table:table-row>
        <table:table-row table:style-name="ro1">
          <table:table-cell office:value-type="string">
            <text:p>Transaktionsgebühren</text:p>
          </table:table-cell>
          <table:table-cell table:formula="of:=[Umsatzrechnung.B22]*0.02" office:value-type="currency" office:currency="EUR" office:value="200">
            <text:p>200,00 €</text:p>
          </table:table-cell>
          <table:table-cell table:formula="of:=[Umsatzrechnung.C22]*0.02" office:value-type="currency" office:currency="EUR" office:value="300">
            <text:p>300,00 €</text:p>
          </table:table-cell>
          <table:table-cell table:formula="of:=[Umsatzrechnung.D22]*0.02" office:value-type="currency" office:currency="EUR" office:value="760">
            <text:p>760,00 €</text:p>
          </table:table-cell>
          <table:table-cell table:formula="of:=[Umsatzrechnung.E22]*0.02" office:value-type="currency" office:currency="EUR" office:value="900">
            <text:p>900,00 €</text:p>
          </table:table-cell>
          <table:table-cell table:formula="of:=[Umsatzrechnung.F22]*0.02" office:value-type="currency" office:currency="EUR" office:value="1380">
            <text:p>1.380,00 €</text:p>
          </table:table-cell>
          <table:table-cell table:formula="of:=[Umsatzrechnung.G22]*0.02" office:value-type="currency" office:currency="EUR" office:value="1600">
            <text:p>1.600,00 €</text:p>
          </table:table-cell>
          <table:table-cell table:formula="of:=[Umsatzrechnung.H22]*0.02" office:value-type="currency" office:currency="EUR" office:value="1860">
            <text:p>1.860,00 €</text:p>
          </table:table-cell>
          <table:table-cell table:formula="of:=[Umsatzrechnung.I22]*0.02" office:value-type="currency" office:currency="EUR" office:value="2060">
            <text:p>2.060,00 €</text:p>
          </table:table-cell>
          <table:table-cell table:formula="of:=[Umsatzrechnung.J22]*0.02" office:value-type="currency" office:currency="EUR" office:value="3560">
            <text:p>3.560,00 €</text:p>
          </table:table-cell>
          <table:table-cell table:formula="of:=[Umsatzrechnung.K22]*0.02" office:value-type="currency" office:currency="EUR" office:value="3660">
            <text:p>3.660,00 €</text:p>
          </table:table-cell>
          <table:table-cell table:formula="of:=[Umsatzrechnung.L22]*0.02" office:value-type="currency" office:currency="EUR" office:value="3760">
            <text:p>3.760,00 €</text:p>
          </table:table-cell>
          <table:table-cell table:formula="of:=[Umsatzrechnung.M22]*0.02" office:value-type="currency" office:currency="EUR" office:value="3760">
            <text:p>3.760,00 €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Summe</text:p>
          </table:table-cell>
          <table:table-cell table:formula="of:=SUM([.B3:.B21])" office:value-type="currency" office:currency="EUR" office:value="55850">
            <text:p>55.850,00 €</text:p>
          </table:table-cell>
          <table:table-cell table:formula="of:=SUM([.C3:.C21])" office:value-type="currency" office:currency="EUR" office:value="52532.5">
            <text:p>52.532,50 €</text:p>
          </table:table-cell>
          <table:table-cell table:formula="of:=SUM([.D3:.D21])" office:value-type="currency" office:currency="EUR" office:value="49583">
            <text:p>49.583,00 €</text:p>
          </table:table-cell>
          <table:table-cell table:formula="of:=SUM([.E3:.E21])" office:value-type="currency" office:currency="EUR" office:value="46320.7">
            <text:p>46.320,70 €</text:p>
          </table:table-cell>
          <table:table-cell table:formula="of:=SUM([.F3:.F21])" office:value-type="currency" office:currency="EUR" office:value="42404.88">
            <text:p>42.404,88 €</text:p>
          </table:table-cell>
          <table:table-cell table:formula="of:=SUM([.G3:.G21])" office:value-type="currency" office:currency="EUR" office:value="40234.892">
            <text:p>40.234,89 €</text:p>
          </table:table-cell>
          <table:table-cell table:formula="of:=SUM([.H3:.H21])" office:value-type="currency" office:currency="EUR" office:value="39510.1528">
            <text:p>39.510,15 €</text:p>
          </table:table-cell>
          <table:table-cell table:formula="of:=SUM([.I3:.I21])" office:value-type="currency" office:currency="EUR" office:value="38730.13752">
            <text:p>38.730,14 €</text:p>
          </table:table-cell>
          <table:table-cell table:formula="of:=SUM([.J3:.J21])" office:value-type="currency" office:currency="EUR" office:value="38254.373768">
            <text:p>38.254,37 €</text:p>
          </table:table-cell>
          <table:table-cell table:formula="of:=SUM([.K3:.K21])" office:value-type="currency" office:currency="EUR" office:value="37382.4363912">
            <text:p>37.382,44 €</text:p>
          </table:table-cell>
          <table:table-cell table:formula="of:=SUM([.L3:.L21])" office:value-type="currency" office:currency="EUR" office:value="36513.94275208">
            <text:p>36.513,94 €</text:p>
          </table:table-cell>
          <table:table-cell table:formula="of:=SUM([.M3:.M21])" office:value-type="currency" office:currency="EUR" office:value="35548.548476872">
            <text:p>35.548,55 €</text:p>
          </table:table-cell>
        </table:table-row>
        <table:table-row table:style-name="ro1" table:number-rows-repeated="4">
          <table:table-cell/>
          <table:table-cell table:style-name="Default" table:number-columns-repeated="12"/>
        </table:table-row>
        <table:table-row table:style-name="ro1">
          <table:table-cell office:value-type="string">
            <text:p>Hilfszahlen</text:p>
          </table:table-cell>
          <table:table-cell table:style-name="Default" table:number-columns-repeated="12"/>
        </table:table-row>
        <table:table-row table:style-name="ro1">
          <table:table-cell office:value-type="string">
            <text:p>Kreditsumme</text:p>
          </table:table-cell>
          <table:table-cell office:value-type="currency" office:currency="EUR" office:value="100000">
            <text:p>100.000,00 €</text:p>
          </table:table-cell>
          <table:table-cell table:style-name="Default" table:number-columns-repeated="11"/>
        </table:table-row>
        <table:table-row table:style-name="ro1">
          <table:table-cell office:value-type="string">
            <text:p>Zinssatz</text:p>
          </table:table-cell>
          <table:table-cell table:style-name="ce3" office:value-type="percentage" office:value="0.05">
            <text:p>5,00%</text:p>
          </table:table-cell>
          <table:table-cell table:style-name="Default" table:number-columns-repeated="11"/>
        </table:table-row>
        <table:table-row table:style-name="ro1">
          <table:table-cell office:value-type="string">
            <text:p>Laufzeit</text:p>
          </table:table-cell>
          <table:table-cell table:style-name="Default" office:value-type="float" office:value="48">
            <text:p>48</text:p>
          </table:table-cell>
          <table:table-cell table:style-name="Default" table:number-columns-repeated="11"/>
        </table:table-row>
      </table:table>
      <table:table table:name="Umsatzrechnung" table:style-name="ta1" table:print="false">
        <table:table-column table:style-name="co1" table:default-cell-style-name="Default"/>
        <table:table-column table:style-name="co1" table:number-columns-repeated="12" table:default-cell-style-name="ce1"/>
        <table:table-row table:style-name="ro1">
          <table:table-cell office:value-type="string">
            <text:p>Umsätze</text:p>
          </table:table-cell>
          <table:table-cell table:style-name="Default" office:value-type="string">
            <text:p>Q1 2012</text:p>
          </table:table-cell>
          <table:table-cell table:style-name="Default" office:value-type="string">
            <text:p>Q2 2012</text:p>
          </table:table-cell>
          <table:table-cell table:style-name="Default" office:value-type="string">
            <text:p>Q3 2012</text:p>
          </table:table-cell>
          <table:table-cell table:style-name="Default" office:value-type="string">
            <text:p>Q4 2012</text:p>
          </table:table-cell>
          <table:table-cell table:style-name="Default" office:value-type="string">
            <text:p>Q1 2013</text:p>
          </table:table-cell>
          <table:table-cell table:style-name="Default" office:value-type="string">
            <text:p>Q2 2013</text:p>
          </table:table-cell>
          <table:table-cell table:style-name="Default" office:value-type="string">
            <text:p>Q3 2013</text:p>
          </table:table-cell>
          <table:table-cell table:style-name="Default" office:value-type="string">
            <text:p>Q4 2013</text:p>
          </table:table-cell>
          <table:table-cell table:style-name="Default" office:value-type="string">
            <text:p>Q1 2014</text:p>
          </table:table-cell>
          <table:table-cell table:style-name="Default" office:value-type="string">
            <text:p>Q2 2014</text:p>
          </table:table-cell>
          <table:table-cell table:style-name="Default" office:value-type="string">
            <text:p>Q3 2014</text:p>
          </table:table-cell>
          <table:table-cell table:style-name="Default" office:value-type="string">
            <text:p>Q4 2014</text:p>
          </table:table-cell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office:value-type="string">
            <text:p>Kunde A</text:p>
          </table:table-cell>
          <table:table-cell office:value-type="currency" office:currency="EUR" office:value="10000">
            <text:p>10.000,00 €</text:p>
          </table:table-cell>
          <table:table-cell office:value-type="currency" office:currency="EUR" office:value="15000">
            <text:p>15.000,00 €</text:p>
          </table:table-cell>
          <table:table-cell table:number-columns-repeated="4" office:value-type="currency" office:currency="EUR" office:value="20000">
            <text:p>20.000,00 €</text:p>
          </table:table-cell>
          <table:table-cell office:value-type="currency" office:currency="EUR" office:value="25000">
            <text:p>25.000,00 €</text:p>
          </table:table-cell>
          <table:table-cell table:number-columns-repeated="5" office:value-type="currency" office:currency="EUR" office:value="30000">
            <text:p>30.000,00 €</text:p>
          </table:table-cell>
        </table:table-row>
        <table:table-row table:style-name="ro1">
          <table:table-cell office:value-type="string">
            <text:p>Kunde B</text:p>
          </table:table-cell>
          <table:table-cell table:number-columns-repeated="2"/>
          <table:table-cell office:value-type="currency" office:currency="EUR" office:value="10000">
            <text:p>10.000,00 €</text:p>
          </table:table-cell>
          <table:table-cell office:value-type="currency" office:currency="EUR" office:value="13000">
            <text:p>13.000,00 €</text:p>
          </table:table-cell>
          <table:table-cell office:value-type="currency" office:currency="EUR" office:value="15000">
            <text:p>15.000,00 €</text:p>
          </table:table-cell>
          <table:table-cell table:number-columns-repeated="2" office:value-type="currency" office:currency="EUR" office:value="20000">
            <text:p>20.000,00 €</text:p>
          </table:table-cell>
          <table:table-cell office:value-type="currency" office:currency="EUR" office:value="25000">
            <text:p>25.000,00 €</text:p>
          </table:table-cell>
          <table:table-cell table:number-columns-repeated="4" office:value-type="currency" office:currency="EUR" office:value="30000">
            <text:p>30.000,00 €</text:p>
          </table:table-cell>
        </table:table-row>
        <table:table-row table:style-name="ro1">
          <table:table-cell office:value-type="string">
            <text:p>Kunde C</text:p>
          </table:table-cell>
          <table:table-cell table:number-columns-repeated="2"/>
          <table:table-cell office:value-type="currency" office:currency="EUR" office:value="8000">
            <text:p>8.000,00 €</text:p>
          </table:table-cell>
          <table:table-cell office:value-type="currency" office:currency="EUR" office:value="12000">
            <text:p>12.000,00 €</text:p>
          </table:table-cell>
          <table:table-cell office:value-type="currency" office:currency="EUR" office:value="14000">
            <text:p>14.000,00 €</text:p>
          </table:table-cell>
          <table:table-cell office:value-type="currency" office:currency="EUR" office:value="18000">
            <text:p>18.000,00 €</text:p>
          </table:table-cell>
          <table:table-cell office:value-type="currency" office:currency="EUR" office:value="20000">
            <text:p>20.000,00 €</text:p>
          </table:table-cell>
          <table:table-cell table:number-columns-repeated="5" office:value-type="currency" office:currency="EUR" office:value="18000">
            <text:p>18.000,00 €</text:p>
          </table:table-cell>
        </table:table-row>
        <table:table-row table:style-name="ro1">
          <table:table-cell office:value-type="string">
            <text:p>Kunde D</text:p>
          </table:table-cell>
          <table:table-cell table:number-columns-repeated="4"/>
          <table:table-cell office:value-type="currency" office:currency="EUR" office:value="20000">
            <text:p>20.000,00 €</text:p>
          </table:table-cell>
          <table:table-cell office:value-type="currency" office:currency="EUR" office:value="22000">
            <text:p>22.000,00 €</text:p>
          </table:table-cell>
          <table:table-cell office:value-type="currency" office:currency="EUR" office:value="28000">
            <text:p>28.000,00 €</text:p>
          </table:table-cell>
          <table:table-cell office:value-type="currency" office:currency="EUR" office:value="30000">
            <text:p>30.000,00 €</text:p>
          </table:table-cell>
          <table:table-cell table:number-columns-repeated="4" office:value-type="currency" office:currency="EUR" office:value="50000">
            <text:p>50.000,00 €</text:p>
          </table:table-cell>
        </table:table-row>
        <table:table-row table:style-name="ro1">
          <table:table-cell office:value-type="string">
            <text:p>Kunde E</text:p>
          </table:table-cell>
          <table:table-cell table:number-columns-repeated="8"/>
          <table:table-cell office:value-type="currency" office:currency="EUR" office:value="50000">
            <text:p>50.000,00 €</text:p>
          </table:table-cell>
          <table:table-cell office:value-type="currency" office:currency="EUR" office:value="55000">
            <text:p>55.000,00 €</text:p>
          </table:table-cell>
          <table:table-cell table:number-columns-repeated="2" office:value-type="currency" office:currency="EUR" office:value="60000">
            <text:p>60.000,00 €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>
            <text:p>Summe</text:p>
          </table:table-cell>
          <table:table-cell table:formula="of:=SUM([.B3:.B21])" office:value-type="currency" office:currency="EUR" office:value="10000">
            <text:p>10.000,00 €</text:p>
          </table:table-cell>
          <table:table-cell table:formula="of:=SUM([.C3:.C21])" office:value-type="currency" office:currency="EUR" office:value="15000">
            <text:p>15.000,00 €</text:p>
          </table:table-cell>
          <table:table-cell table:formula="of:=SUM([.D3:.D21])" office:value-type="currency" office:currency="EUR" office:value="38000">
            <text:p>38.000,00 €</text:p>
          </table:table-cell>
          <table:table-cell table:formula="of:=SUM([.E3:.E21])" office:value-type="currency" office:currency="EUR" office:value="45000">
            <text:p>45.000,00 €</text:p>
          </table:table-cell>
          <table:table-cell table:formula="of:=SUM([.F3:.F21])" office:value-type="currency" office:currency="EUR" office:value="69000">
            <text:p>69.000,00 €</text:p>
          </table:table-cell>
          <table:table-cell table:formula="of:=SUM([.G3:.G21])" office:value-type="currency" office:currency="EUR" office:value="80000">
            <text:p>80.000,00 €</text:p>
          </table:table-cell>
          <table:table-cell table:formula="of:=SUM([.H3:.H21])" office:value-type="currency" office:currency="EUR" office:value="93000">
            <text:p>93.000,00 €</text:p>
          </table:table-cell>
          <table:table-cell table:formula="of:=SUM([.I3:.I21])" office:value-type="currency" office:currency="EUR" office:value="103000">
            <text:p>103.000,00 €</text:p>
          </table:table-cell>
          <table:table-cell table:formula="of:=SUM([.J3:.J21])" office:value-type="currency" office:currency="EUR" office:value="178000">
            <text:p>178.000,00 €</text:p>
          </table:table-cell>
          <table:table-cell table:formula="of:=SUM([.K3:.K21])" office:value-type="currency" office:currency="EUR" office:value="183000">
            <text:p>183.000,00 €</text:p>
          </table:table-cell>
          <table:table-cell table:formula="of:=SUM([.L3:.L21])" office:value-type="currency" office:currency="EUR" office:value="188000">
            <text:p>188.000,00 €</text:p>
          </table:table-cell>
          <table:table-cell table:formula="of:=SUM([.M3:.M21])" office:value-type="currency" office:currency="EUR" office:value="188000">
            <text:p>188.000,00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.11.2011</text:date>, <text:time>21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3M57S</meta:editing-duration>
    <meta:editing-cycles>26</meta:editing-cycles>
    <meta:generator>LibreOffice/3.4$Win32 LibreOffice_project/340m1$Build-302</meta:generator>
    <dc:date>2011-11-16T21:29:46.80</dc:date>
    <meta:document-statistic meta:table-count="3" meta:cell-count="31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3cm" svg:height="8.997cm" xlink:href=".." xlink:type="simple" chart:class="chart:line" chart:style-name="ch1">
        <chart:legend chart:legend-position="end" svg:x="17.695cm" svg:y="3.662cm" style:legend-expansion="high" chart:style-name="ch2"/>
        <chart:plot-area chart:style-name="ch3" table:cell-range-address="Gewinnrechnung.A1:Gewinnrechnung.D13" chart:data-source-has-labels="both" svg:x="0.854cm" svg:y="0.851cm" svg:width="16.033cm" svg:height="7.547cm">
          <chartooo:coordinate-region svg:x="3.195cm" svg:y="1.063cm" svg:width="13.042cm" svg:height="7.123cm"/>
          <chart:axis chart:dimension="x" chart:name="primary-x" chart:style-name="ch4" chartooo:axis-type="auto">
            <chartooo:date-scale/>
            <chart:categories table:cell-range-address="Gewinnrechnung.A2:Gewinnrechnung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winnrechnung.B2:Gewinnrechnung.B13" chart:label-cell-address="Gewinnrechnung.B1:Gewinnrechnung.B1" chart:class="chart:line">
            <chart:data-point chart:repeated="12"/>
          </chart:series>
          <chart:series chart:style-name="ch8" chart:values-cell-range-address="Gewinnrechnung.C2:Gewinnrechnung.C13" chart:label-cell-address="Gewinnrechnung.C1:Gewinnrechnung.C1" chart:class="chart:line">
            <chart:data-point chart:repeated="12"/>
          </chart:series>
          <chart:series chart:style-name="ch9" chart:values-cell-range-address="Gewinnrechnung.D2:Gewinnrechnung.D13" chart:label-cell-address="Gewinnrechnung.D1:Gewinnrechnung.D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satz</text:p>
                <draw:g>
                  <svg:desc>Gewinnrechnung.B1:Gewinnrechnung.B1</svg:desc>
                </draw:g>
              </table:table-cell>
              <table:table-cell office:value-type="string">
                <text:p>Kosten</text:p>
                <draw:g>
                  <svg:desc>Gewinnrechnung.C1:Gewinnrechnung.C1</svg:desc>
                </draw:g>
              </table:table-cell>
              <table:table-cell office:value-type="string">
                <text:p>Gewinn</text:p>
                <draw:g>
                  <svg:desc>Gewinnrechnung.D1:Gewinnrechnun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 2012</text:p>
                <draw:g>
                  <svg:desc>Gewinnrechnung.A2:Gewinnrechnung.A13</svg:desc>
                </draw:g>
              </table:table-cell>
              <table:table-cell office:value-type="float" office:value="10000">
                <text:p>10000</text:p>
                <draw:g>
                  <svg:desc>Gewinnrechnung.B2:Gewinnrechnung.B13</svg:desc>
                </draw:g>
              </table:table-cell>
              <table:table-cell office:value-type="float" office:value="55850">
                <text:p>55850</text:p>
                <draw:g>
                  <svg:desc>Gewinnrechnung.C2:Gewinnrechnung.C13</svg:desc>
                </draw:g>
              </table:table-cell>
              <table:table-cell office:value-type="float" office:value="-45850">
                <text:p>-45850</text:p>
                <draw:g>
                  <svg:desc>Gewinnrechnung.D2:Gewinnrechnung.D13</svg:desc>
                </draw:g>
              </table:table-cell>
            </table:table-row>
            <table:table-row>
              <table:table-cell office:value-type="string">
                <text:p>Q2 2012</text:p>
              </table:table-cell>
              <table:table-cell office:value-type="float" office:value="15000">
                <text:p>15000</text:p>
              </table:table-cell>
              <table:table-cell office:value-type="float" office:value="52532.5">
                <text:p>52532.5</text:p>
              </table:table-cell>
              <table:table-cell office:value-type="float" office:value="-37532.5">
                <text:p>-37532.5</text:p>
              </table:table-cell>
            </table:table-row>
            <table:table-row>
              <table:table-cell office:value-type="string">
                <text:p>Q3 2012</text:p>
              </table:table-cell>
              <table:table-cell office:value-type="float" office:value="38000">
                <text:p>38000</text:p>
              </table:table-cell>
              <table:table-cell office:value-type="float" office:value="49583">
                <text:p>49583</text:p>
              </table:table-cell>
              <table:table-cell office:value-type="float" office:value="-11583">
                <text:p>-11583</text:p>
              </table:table-cell>
            </table:table-row>
            <table:table-row>
              <table:table-cell office:value-type="string">
                <text:p>Q4 2012</text:p>
              </table:table-cell>
              <table:table-cell office:value-type="float" office:value="45000">
                <text:p>45000</text:p>
              </table:table-cell>
              <table:table-cell office:value-type="float" office:value="46320.7">
                <text:p>46320.7</text:p>
              </table:table-cell>
              <table:table-cell office:value-type="float" office:value="-1320.7">
                <text:p>-1320.7</text:p>
              </table:table-cell>
            </table:table-row>
            <table:table-row>
              <table:table-cell office:value-type="string">
                <text:p>Q1 2013</text:p>
              </table:table-cell>
              <table:table-cell office:value-type="float" office:value="69000">
                <text:p>69000</text:p>
              </table:table-cell>
              <table:table-cell office:value-type="float" office:value="42404.88">
                <text:p>42404.88</text:p>
              </table:table-cell>
              <table:table-cell office:value-type="float" office:value="26595.12">
                <text:p>26595.12</text:p>
              </table:table-cell>
            </table:table-row>
            <table:table-row>
              <table:table-cell office:value-type="string">
                <text:p>Q2 2013</text:p>
              </table:table-cell>
              <table:table-cell office:value-type="float" office:value="80000">
                <text:p>80000</text:p>
              </table:table-cell>
              <table:table-cell office:value-type="float" office:value="40234.892">
                <text:p>40234.892</text:p>
              </table:table-cell>
              <table:table-cell office:value-type="float" office:value="39765.108">
                <text:p>39765.108</text:p>
              </table:table-cell>
            </table:table-row>
            <table:table-row>
              <table:table-cell office:value-type="string">
                <text:p>Q3 2013</text:p>
              </table:table-cell>
              <table:table-cell office:value-type="float" office:value="93000">
                <text:p>93000</text:p>
              </table:table-cell>
              <table:table-cell office:value-type="float" office:value="39510.1528">
                <text:p>39510.1528</text:p>
              </table:table-cell>
              <table:table-cell office:value-type="float" office:value="53489.8472">
                <text:p>53489.8472</text:p>
              </table:table-cell>
            </table:table-row>
            <table:table-row>
              <table:table-cell office:value-type="string">
                <text:p>Q4 2013</text:p>
              </table:table-cell>
              <table:table-cell office:value-type="float" office:value="103000">
                <text:p>103000</text:p>
              </table:table-cell>
              <table:table-cell office:value-type="float" office:value="38730.13752">
                <text:p>38730.13752</text:p>
              </table:table-cell>
              <table:table-cell office:value-type="float" office:value="64269.86248">
                <text:p>64269.86248</text:p>
              </table:table-cell>
            </table:table-row>
            <table:table-row>
              <table:table-cell office:value-type="string">
                <text:p>Q1 2014</text:p>
              </table:table-cell>
              <table:table-cell office:value-type="float" office:value="178000">
                <text:p>178000</text:p>
              </table:table-cell>
              <table:table-cell office:value-type="float" office:value="38254.373768">
                <text:p>38254.373768</text:p>
              </table:table-cell>
              <table:table-cell office:value-type="float" office:value="139745.626232">
                <text:p>139745.626232</text:p>
              </table:table-cell>
            </table:table-row>
            <table:table-row>
              <table:table-cell office:value-type="string">
                <text:p>Q2 2014</text:p>
              </table:table-cell>
              <table:table-cell office:value-type="float" office:value="183000">
                <text:p>183000</text:p>
              </table:table-cell>
              <table:table-cell office:value-type="float" office:value="37382.4363912">
                <text:p>37382.4363912</text:p>
              </table:table-cell>
              <table:table-cell office:value-type="float" office:value="145617.5636088">
                <text:p>145617.5636088</text:p>
              </table:table-cell>
            </table:table-row>
            <table:table-row>
              <table:table-cell office:value-type="string">
                <text:p>Q3 2014</text:p>
              </table:table-cell>
              <table:table-cell office:value-type="float" office:value="188000">
                <text:p>188000</text:p>
              </table:table-cell>
              <table:table-cell office:value-type="float" office:value="36513.94275208">
                <text:p>36513.94275208</text:p>
              </table:table-cell>
              <table:table-cell office:value-type="float" office:value="151486.05724792">
                <text:p>151486.05724792</text:p>
              </table:table-cell>
            </table:table-row>
            <table:table-row>
              <table:table-cell office:value-type="string">
                <text:p>Q4 2014</text:p>
              </table:table-cell>
              <table:table-cell office:value-type="float" office:value="188000">
                <text:p>188000</text:p>
              </table:table-cell>
              <table:table-cell office:value-type="float" office:value="35548.548476872">
                <text:p>35548.548476872</text:p>
              </table:table-cell>
              <table:table-cell office:value-type="float" office:value="152451.451523128">
                <text:p>152451.451523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46cm" svg:height="8.996cm" xlink:href=".." xlink:type="simple" chart:class="chart:line" chart:style-name="ch1">
        <chart:legend chart:legend-position="end" svg:x="16.638cm" svg:y="3.662cm" style:legend-expansion="high" chart:style-name="ch2"/>
        <chart:plot-area chart:style-name="ch3" table:cell-range-address="Gewinnrechnung.A1:Gewinnrechnung.A13 Gewinnrechnung.F1:Gewinnrechnung.H13" chart:data-source-has-labels="both" svg:x="0.85cm" svg:y="0.851cm" svg:width="14.988cm" svg:height="7.546cm">
          <chartooo:coordinate-region svg:x="2.397cm" svg:y="1.064cm" svg:width="12.792cm" svg:height="7.055cm"/>
          <chart:axis chart:dimension="x" chart:name="primary-x" chart:style-name="ch4" chartooo:axis-type="auto">
            <chartooo:date-scale/>
            <chart:categories table:cell-range-address="Gewinnrechnung.A2:Gewinnrechnung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ewinnrechnung.F2:Gewinnrechnung.F13" chart:label-cell-address="Gewinnrechnung.F1:Gewinnrechnung.F1" chart:class="chart:line">
            <chart:data-point chart:repeated="12"/>
          </chart:series>
          <chart:series chart:style-name="ch7" chart:values-cell-range-address="Gewinnrechnung.G2:Gewinnrechnung.G13" chart:label-cell-address="Gewinnrechnung.G1:Gewinnrechnung.G1" chart:class="chart:line">
            <chart:data-point chart:repeated="12"/>
          </chart:series>
          <chart:series chart:style-name="ch8" chart:values-cell-range-address="Gewinnrechnung.H2:Gewinnrechnung.H13" chart:label-cell-address="Gewinnrechnung.H1:Gewinnrechnung.H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satz kum.</text:p>
                <draw:g>
                  <svg:desc>Gewinnrechnung.F1:Gewinnrechnung.F1</svg:desc>
                </draw:g>
              </table:table-cell>
              <table:table-cell office:value-type="string">
                <text:p>Kosten kum.</text:p>
                <draw:g>
                  <svg:desc>Gewinnrechnung.G1:Gewinnrechnung.G1</svg:desc>
                </draw:g>
              </table:table-cell>
              <table:table-cell office:value-type="string">
                <text:p>Gewinn kum.</text:p>
                <draw:g>
                  <svg:desc>Gewinnrechnung.H1:Gewinnrechnun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 2012</text:p>
                <draw:g>
                  <svg:desc>Gewinnrechnung.A2:Gewinnrechnung.A13</svg:desc>
                </draw:g>
              </table:table-cell>
              <table:table-cell office:value-type="float" office:value="10000">
                <text:p>10000</text:p>
                <draw:g>
                  <svg:desc>Gewinnrechnung.F2:Gewinnrechnung.F13</svg:desc>
                </draw:g>
              </table:table-cell>
              <table:table-cell office:value-type="float" office:value="55850">
                <text:p>55850</text:p>
                <draw:g>
                  <svg:desc>Gewinnrechnung.G2:Gewinnrechnung.G13</svg:desc>
                </draw:g>
              </table:table-cell>
              <table:table-cell office:value-type="float" office:value="-45850">
                <text:p>-45850</text:p>
                <draw:g>
                  <svg:desc>Gewinnrechnung.H2:Gewinnrechnung.H13</svg:desc>
                </draw:g>
              </table:table-cell>
            </table:table-row>
            <table:table-row>
              <table:table-cell office:value-type="string">
                <text:p>Q2 2012</text:p>
              </table:table-cell>
              <table:table-cell office:value-type="float" office:value="25000">
                <text:p>25000</text:p>
              </table:table-cell>
              <table:table-cell office:value-type="float" office:value="108382.5">
                <text:p>108382.5</text:p>
              </table:table-cell>
              <table:table-cell office:value-type="float" office:value="-83382.5">
                <text:p>-83382.5</text:p>
              </table:table-cell>
            </table:table-row>
            <table:table-row>
              <table:table-cell office:value-type="string">
                <text:p>Q3 2012</text:p>
              </table:table-cell>
              <table:table-cell office:value-type="float" office:value="63000">
                <text:p>63000</text:p>
              </table:table-cell>
              <table:table-cell office:value-type="float" office:value="157965.5">
                <text:p>157965.5</text:p>
              </table:table-cell>
              <table:table-cell office:value-type="float" office:value="-94965.5">
                <text:p>-94965.5</text:p>
              </table:table-cell>
            </table:table-row>
            <table:table-row>
              <table:table-cell office:value-type="string">
                <text:p>Q4 2012</text:p>
              </table:table-cell>
              <table:table-cell office:value-type="float" office:value="108000">
                <text:p>108000</text:p>
              </table:table-cell>
              <table:table-cell office:value-type="float" office:value="204286.2">
                <text:p>204286.2</text:p>
              </table:table-cell>
              <table:table-cell office:value-type="float" office:value="-96286.2">
                <text:p>-96286.2</text:p>
              </table:table-cell>
            </table:table-row>
            <table:table-row>
              <table:table-cell office:value-type="string">
                <text:p>Q1 2013</text:p>
              </table:table-cell>
              <table:table-cell office:value-type="float" office:value="177000">
                <text:p>177000</text:p>
              </table:table-cell>
              <table:table-cell office:value-type="float" office:value="246691.08">
                <text:p>246691.08</text:p>
              </table:table-cell>
              <table:table-cell office:value-type="float" office:value="-69691.08">
                <text:p>-69691.08</text:p>
              </table:table-cell>
            </table:table-row>
            <table:table-row>
              <table:table-cell office:value-type="string">
                <text:p>Q2 2013</text:p>
              </table:table-cell>
              <table:table-cell office:value-type="float" office:value="257000">
                <text:p>257000</text:p>
              </table:table-cell>
              <table:table-cell office:value-type="float" office:value="286925.972">
                <text:p>286925.972</text:p>
              </table:table-cell>
              <table:table-cell office:value-type="float" office:value="-29925.972">
                <text:p>-29925.972</text:p>
              </table:table-cell>
            </table:table-row>
            <table:table-row>
              <table:table-cell office:value-type="string">
                <text:p>Q3 2013</text:p>
              </table:table-cell>
              <table:table-cell office:value-type="float" office:value="350000">
                <text:p>350000</text:p>
              </table:table-cell>
              <table:table-cell office:value-type="float" office:value="326436.1248">
                <text:p>326436.1248</text:p>
              </table:table-cell>
              <table:table-cell office:value-type="float" office:value="23563.8752">
                <text:p>23563.8752</text:p>
              </table:table-cell>
            </table:table-row>
            <table:table-row>
              <table:table-cell office:value-type="string">
                <text:p>Q4 2013</text:p>
              </table:table-cell>
              <table:table-cell office:value-type="float" office:value="453000">
                <text:p>453000</text:p>
              </table:table-cell>
              <table:table-cell office:value-type="float" office:value="365166.26232">
                <text:p>365166.26232</text:p>
              </table:table-cell>
              <table:table-cell office:value-type="float" office:value="87833.73768">
                <text:p>87833.73768</text:p>
              </table:table-cell>
            </table:table-row>
            <table:table-row>
              <table:table-cell office:value-type="string">
                <text:p>Q1 2014</text:p>
              </table:table-cell>
              <table:table-cell office:value-type="float" office:value="631000">
                <text:p>631000</text:p>
              </table:table-cell>
              <table:table-cell office:value-type="float" office:value="403420.636088">
                <text:p>403420.636088</text:p>
              </table:table-cell>
              <table:table-cell office:value-type="float" office:value="227579.363912">
                <text:p>227579.363912</text:p>
              </table:table-cell>
            </table:table-row>
            <table:table-row>
              <table:table-cell office:value-type="string">
                <text:p>Q2 2014</text:p>
              </table:table-cell>
              <table:table-cell office:value-type="float" office:value="814000">
                <text:p>814000</text:p>
              </table:table-cell>
              <table:table-cell office:value-type="float" office:value="440803.0724792">
                <text:p>440803.0724792</text:p>
              </table:table-cell>
              <table:table-cell office:value-type="float" office:value="373196.9275208">
                <text:p>373196.9275208</text:p>
              </table:table-cell>
            </table:table-row>
            <table:table-row>
              <table:table-cell office:value-type="string">
                <text:p>Q3 2014</text:p>
              </table:table-cell>
              <table:table-cell office:value-type="float" office:value="1002000">
                <text:p>1002000</text:p>
              </table:table-cell>
              <table:table-cell office:value-type="float" office:value="477317.01523128">
                <text:p>477317.01523128</text:p>
              </table:table-cell>
              <table:table-cell office:value-type="float" office:value="524682.98476872">
                <text:p>524682.98476872</text:p>
              </table:table-cell>
            </table:table-row>
            <table:table-row>
              <table:table-cell office:value-type="string">
                <text:p>Q4 2014</text:p>
              </table:table-cell>
              <table:table-cell office:value-type="float" office:value="1190000">
                <text:p>1190000</text:p>
              </table:table-cell>
              <table:table-cell office:value-type="float" office:value="512865.563708152">
                <text:p>512865.563708152</text:p>
              </table:table-cell>
              <table:table-cell office:value-type="float" office:value="677134.436291848">
                <text:p>677134.4362918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